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rlTest.extractId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Test.testWsProtoc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rlTest.parseRelative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rlTest.parseDefault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rlTest.parseNoProtoc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rlTest.testWssProtoc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rlTest.parse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rlTest.ipv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rlTest.par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rlTest.parse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Test.extrac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